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margin-top="0.0694in" fo:margin-bottom="0.0694in" fo:line-height="100%"/>
    </style:style>
    <style:style style:name="T3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4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style:language-asian="hu" style:country-asian="HU"/>
    </style:style>
    <style:style style:name="P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style:language-asian="hu" style:country-asian="HU"/>
    </style:style>
    <style:style style:name="P7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hu" style:country-asian="HU"/>
    </style:style>
    <style:style style:name="P8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9" style:parent-style-name="Normá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</office:automatic-styles>
  <office:body>
    <office:text text:use-soft-page-breaks="true">
      <text:p text:style-name="P1"/>
      <text:p text:style-name="P2"><text:a office:title="agazati_vizsga" xlink:href="http://szit.hu/int/doku.php?id=agazati_vizsga" office:target-frame-name="_top" xlink:show="replace"><text:span text:style-name="T3">&lt; Ágazati vizsga</text:span></text:a><text:span text:style-name="T4"><text:s/></text:span></text:p>
      <text:h text:style-name="P5" text:outline-level="1">http://szit.hu/int/doku.php?id=agazati_vizsga:programozas</text:h>
      <text:h text:style-name="P6" text:outline-level="1">Programozás</text:h>
      <text:h text:style-name="P7" text:outline-level="2">Feladat 001</text:h>
      <text:h text:style-name="P8" text:outline-level="3">1 feladatrész</text:h>
      <text:list text:style-name="LFO1" text:continue-numbering="true">
        <text:list-item>
          <text:p text:style-name="P9">8 pont</text:p>
        </text:list-item>
      </text:list>
      <text:p text:style-name="P10">Kérje be az aktuális hét és az<text:s/>előző hét csapadékmennyiségét. A program írja ki, hogy nőtt, csökkent vagy nem változott a csapadék mennyisége. A programot eso.py néven mentse.<text:s/></text:p>
      <text:p text:style-name="P11">A program kimenete az alábbihoz hasonló legyen.<text:s/></text:p>
      <text:p text:style-name="P12">Nagy János, 2020-12-16, 15m</text:p>
      <text:p text:style-name="P13">Ágazati 001<text:s/>mintafeladat megoldása</text:p>
      <text:p text:style-name="P14">Csapadék mennyiség milliméterben:</text:p>
      <text:p text:style-name="P15">Aktuális heti csapadék: 5</text:p>
      <text:p text:style-name="P16">Előző heti csapadék: 10</text:p>
      <text:p text:style-name="P17">Kevesebb csapadék</text:p>
      <text:p text:style-name="P18">A pontozás szempontjai:<text:s/></text:p>
      <text:list text:style-name="LFO2" text:continue-numbering="true">
        <text:list-item>
          <text:p text:style-name="P19">Létrehozott fájlt eso.py néven.</text:p>
        </text:list-item>
        <text:list-item>
          <text:p text:style-name="P20">A programban szerepel a neve, a készítés dátuma megjegyzésben és ki is van<text:s/>íratva.</text:p>
        </text:list-item>
        <text:list-item>
          <text:p text:style-name="P21">Bekéri az aktuális heti eső mennyiségét.</text:p>
        </text:list-item>
        <text:list-item>
          <text:p text:style-name="P22">Az előző két lépést az előző heti adattal is elvégzi.</text:p>
        </text:list-item>
        <text:list-item>
          <text:p text:style-name="P23">Szelekciót használ a különböző esetek kezelésére.</text:p>
        </text:list-item>
        <text:list-item>
          <text:p text:style-name="P24">A program helyesen veszi figyelembe, hogy melyik mennyiség nagyobb.</text:p>
        </text:list-item>
        <text:list-item>
          <text:p text:style-name="P25">A program helyesen értékeli, ha két bekért szám egyenlő.</text:p>
        </text:list-item>
        <text:list-item>
          <text:p text:style-name="P26">A kiíratások a mintának megfelelnek.</text:p>
        </text:list-item>
      </text:list>
      <text:p text:style-name="Normál">"""Írjon programot, amely Kérje be az aktuális hét és az előző hét csapadékmennyiségét. A program írja ki, hogy nőtt, csökkent vagy nem változott a csapadék mennyisége. A programot eso.py néven mentse.<text:s/></text:p>
      <text:p text:style-name="Normál">Mentés: eső</text:p>
      <text:p text:style-name="Normál">"""</text:p>
      <text:p text:style-name="Normál">## <text:s/>Talián Lászlóné, 2021-01-17, SZOFT I/1/E</text:p>
      <text:p text:style-name="Normál"/>
      <text:p text:style-name="Normál">print('Nagy János, 2021-01-17, SZOFT I/1/E')</text:p>
      <text:p text:style-name="Normál">print('A 001 feladat megoldása')</text:p>
      <text:p text:style-name="Normál">print('.........................')</text:p>
      <text:p text:style-name="Normál">print('Agazati 001 mintafeladat megoldása')</text:p>
      <text:p text:style-name="Normál"/>
      <text:soft-page-break/>
      <text:p text:style-name="Normál">print('Csapadék mennyiség milliméterben:')</text:p>
      <text:p text:style-name="Normál"/>
      <text:p text:style-name="Normál">aktualis = input('Aktuális heti csapadék: ')</text:p>
      <text:p text:style-name="Normál">elozo = input('Előző heti csapadék: ')</text:p>
      <text:p text:style-name="Normál"><text:tab/></text:p>
      <text:p text:style-name="Normál">if aktualis &gt; elozo:</text:p>
      <text:p text:style-name="Normál"><text:tab/>print('Tőbb csapadék')</text:p>
      <text:p text:style-name="Normál">elif elozo &gt; aktualis:<text:s/></text:p>
      <text:p text:style-name="Normál"><text:tab/>print('Kevesebb csapadék')</text:p>
      <text:p text:style-name="Normál">else:</text:p>
      <text:p text:style-name="Normál"><text:tab/>print('Nem változott')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4T11:25:00Z</meta:creation-date>
    <dc:date>2021-01-24T14:44:00Z</dc:date>
    <meta:template xlink:href="Normal" xlink:type="simple"/>
    <meta:editing-cycles>3</meta:editing-cycles>
    <meta:editing-duration>PT600S</meta:editing-duration>
    <meta:document-statistic meta:page-count="2" meta:paragraph-count="3" meta:word-count="218" meta:character-count="1721" meta:row-count="12" meta:non-whitespace-character-count="1506"/>
  </office:meta>
</office:document-meta>
</file>